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34" officeooo:paragraph-rsid="0002ae34"/>
    </style:style>
    <style:style style:name="P2" style:family="paragraph" style:parent-style-name="Standard">
      <style:text-properties officeooo:rsid="000426db" officeooo:paragraph-rsid="000426db"/>
    </style:style>
    <style:style style:name="T1" style:family="text">
      <style:text-properties officeooo:rsid="0002f735"/>
    </style:style>
    <style:style style:name="T2" style:family="text">
      <style:text-properties officeooo:rsid="00042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ck</text:p>
      <text:p text:style-name="P1">Page <text:span text:style-name="T1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7:11:29.593798947</meta:creation-date>
    <dc:date>2021-03-08T17:15:53.754020370</dc:date>
    <meta:editing-duration>PT1M3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" meta:character-count="10" meta:non-whitespace-character-count="9"/>
  </office:meta>
</office:document-meta>
</file>